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color="#0000ff"/>
    </style:style>
    <style:style style:name="P3" style:family="paragraph" style:parent-style-name="Standard">
      <style:paragraph-properties fo:line-height="115%" fo:break-before="auto" fo:break-after="auto" style:writing-mode="lr-tb"/>
      <style:text-properties fo:background-color="#efefef"/>
    </style:style>
    <style:style style:name="P4" style:family="paragraph" style:parent-style-name="Standard" style:master-page-name="Standard">
      <style:paragraph-properties fo:line-height="115%" style:page-number="auto" fo:break-before="auto" fo:break-after="auto" style:writing-mode="lr-tb"/>
    </style:style>
    <style:style style:name="P5" style:family="paragraph" style:parent-style-name="Standard">
      <style:paragraph-properties fo:line-height="115%" fo:break-before="auto" fo:break-after="auto" style:writing-mode="lr-tb"/>
      <style:text-properties fo:color="#0000ff"/>
    </style:style>
    <style:style style:name="T1" style:family="text">
      <style:text-properties fo:color="#0000ff"/>
    </style:style>
    <style:style style:name="T2" style:family="text">
      <style:text-properties officeooo:rsid="001eb2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atabase Migrations</text:p>
      <text:p text:style-name="P1"/>
      <text:p text:style-name="P1">Migration files help to organize any changes to the database-schema, so every developer will have the same DB-schema. The file is a simple script that may contain SQL-commands, either in YAML or MySQL syntax. Currently we only use MySQL-Syntax. A simple example-script would be:</text:p>
      <text:p text:style-name="P1"/>
      <text:p text:style-name="P2">#</text:p>
      <text:p text:style-name="P1"><text:span text:style-name="T1"># migration YAML file</text:span></text:p>
      <text:p text:style-name="P2">#</text:p>
      <text:p text:style-name="P1"><text:span text:style-name="T1">UP:</text:span></text:p>
      <text:p text:style-name="P1"><text:span text:style-name="T1"><text:s text:c="2"/>queries:</text:span></text:p>
      <text:p text:style-name="P2"><text:s text:c="4"/>- |</text:p>
      <text:p text:style-name="P1"><text:span text:style-name="T1"><text:s text:c="8"/>CREATE TABLE IF NOT EXISTS `widgets` (</text:span></text:p>
      <text:p text:style-name="P1"><text:span text:style-name="T1"><text:s text:c="12"/>`id` int(11) unsigned NOT NULL AUTO_INCREMENT,</text:span></text:p>
      <text:p text:style-name="P1"><text:span text:style-name="T1"><text:s text:c="12"/>`account_id` int(11) unsigned NOT NULL,</text:span></text:p>
      <text:p text:style-name="P1"><text:span text:style-name="T1"><text:s text:c="12"/>`host_id` int(11) unsigned NOT NULL,</text:span></text:p>
      <text:p text:style-name="P1"><text:span text:style-name="T1"><text:s text:c="12"/>`poll_id` int(11) unsigned NOT NULL,</text:span></text:p>
      <text:p text:style-name="P1"><text:span text:style-name="T1"><text:s text:c="12"/>`name` varchar(50) NOT NULL,</text:span></text:p>
      <text:p text:style-name="P1"><text:span text:style-name="T1"><text:s text:c="12"/>`period` varchar(30) NOT NULL,</text:span></text:p>
      <text:p text:style-name="P1"><text:span text:style-name="T1"><text:s text:c="12"/>`format` varchar(30) NOT NULL,</text:span></text:p>
      <text:p text:style-name="P1"><text:span text:style-name="T1"><text:s text:c="12"/>`width` int(10) unsigned NOT NULL,</text:span></text:p>
      <text:p text:style-name="P1"><text:span text:style-name="T1"><text:s text:c="12"/>`height` int(10) unsigned NOT NULL,</text:span></text:p>
      <text:p text:style-name="P1"><text:span text:style-name="T1"><text:s text:c="12"/>`style` varchar(30) NOT NULL,</text:span></text:p>
      <text:p text:style-name="P1"><text:span text:style-name="T1"><text:s text:c="12"/>`status` tinyint(5) unsigned NOT NULL DEFAULT '0',</text:span></text:p>
      <text:p text:style-name="P1"><text:span text:style-name="T1"><text:s text:c="12"/>`views` int(11) unsigned NOT NULL,</text:span></text:p>
      <text:p text:style-name="P1"><text:span text:style-name="T1"><text:s text:c="12"/>`type` varchar(11) NOT NULL DEFAULT 'free',</text:span></text:p>
      <text:p text:style-name="P1"><text:span text:style-name="T1"><text:s text:c="12"/>`limits` int(11) unsigned NOT NULL,</text:span></text:p>
      <text:p text:style-name="P1"><text:span text:style-name="T1"><text:s text:c="12"/>`created` datetime DEFAULT NULL,</text:span></text:p>
      <text:p text:style-name="P1"><text:span text:style-name="T1"><text:s text:c="12"/>`modified` datetime DEFAULT NULL,</text:span></text:p>
      <text:p text:style-name="P1"><text:span text:style-name="T1"><text:s text:c="12"/>`deleted` tinyint(1) unsigned NOT NULL DEFAULT '0',</text:span></text:p>
      <text:p text:style-name="P1"><text:span text:style-name="T1"><text:s text:c="12"/>`hash` varchar(20) NOT NULL,</text:span></text:p>
      <text:p text:style-name="P1"><text:span text:style-name="T1"><text:s text:c="12"/>PRIMARY KEY (`id`)</text:span></text:p>
      <text:p text:style-name="P1"><text:span text:style-name="T1"><text:s text:c="12"/>) ENGINE=InnoDB <text:s/>DEFAULT CHARSET=utf8;</text:span></text:p>
      <text:p text:style-name="P2"/>
      <text:p text:style-name="P1"><text:span text:style-name="T1">DOWN:</text:span></text:p>
      <text:p text:style-name="P1"><text:span text:style-name="T1"><text:s text:c="2"/>queries:</text:span></text:p>
      <text:p text:style-name="P1"><text:span text:style-name="T1"><text:s text:c="4"/>- DROP TABLE `widgets`;</text:span></text:p>
      <text:p text:style-name="P3"/>
      <text:p text:style-name="P1"/>
      <text:p text:style-name="P1"/>
      <text:p text:style-name="P1"/>
      <text:p text:style-name="P1">The following commands must be executed on the console to be run from the app-directory</text:p>
      <text:p text:style-name="P1">(~/Projects/guestify/guestifyapp/app/)</text:p>
      <text:p text:style-name="P1"/>
      <text:p text:style-name="P1">$ Console/cake Migrations.migration </text:p>
      <text:p text:style-name="P1"/>
      <text:p text:style-name="P1">This command will execute all “pending” migrations, e.g. all migrations that are “new” and have not run yet. The version-number (and timestamp) of each migration that has already been run is saved within a database table called “schema_migrations”.</text:p>
      <text:p text:style-name="P1"/>
      <text:p text:style-name="P1">Create a new migration</text:p>
      <text:p text:style-name="P1"><text:soft-page-break/>To generate a new migration, simply call</text:p>
      <text:p text:style-name="P1">$ Console/cake Migrations.migration g</text:p>
      <text:p text:style-name="P1"/>
      <text:p text:style-name="P1">(g is an abbreviation for “generate”)</text:p>
      <text:p text:style-name="P1"/>
      <text:p text:style-name="P1">As mentioned before, migrations are versioned and we are able to migrate these versions step-by-step. To use a relative-approach, we can use “up” or “down” as key, which will migrate the database-schema one version UP or DOWN</text:p>
      <text:p text:style-name="P1"/>
      <text:p text:style-name="P1"/>
      <text:p text:style-name="P1">$ Console/cake Migrations.migration up</text:p>
      <text:p text:style-name="P1">$ Console/cake Migrations.migration down</text:p>
      <text:p text:style-name="P1"/>
      <text:p text:style-name="P1">It is also possible to run a defined migration file by using the version-id of the file</text:p>
      <text:p text:style-name="P1"/>
      <text:p text:style-name="P1">$ Console/cake migrate up &lt;version_id&gt;</text:p>
      <text:p text:style-name="P1"/>
      <text:p text:style-name="P1">So if there is a file called</text:p>
      <text:p text:style-name="P1"/>
      <text:p text:style-name="P1">1448298602_add_tables_for_widgetsystem.yml</text:p>
      <text:p text:style-name="P1"/>
      <text:p text:style-name="P1">you may call </text:p>
      <text:p text:style-name="P1"/>
      <text:p text:style-name="P1">$ Console/cake migrate up 1448298602</text:p>
      <text:p text:style-name="P1"/>
      <text:p text:style-name="P1">to run <text:span text:style-name="T2">only</text:span> this migration and none of the others. Please be aware that if you do NOT let the migrtation-plugin run the migrations in chronological order, there may be errors that state that some tables or fields are missing (because their depending migrations did not run before or they ran twice).</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Linux_X86_64 LibreOffice_project/00m0$Build-2</meta:generator>
    <dc:title/>
    <meta:initial-creator/>
    <meta:editing-cycles>2</meta:editing-cycles>
    <dc:date>2016-01-29T18:10:48.622196677</dc:date>
    <meta:editing-duration>PT18S</meta:editing-duration>
    <meta:document-statistic meta:table-count="0" meta:image-count="0" meta:object-count="0" meta:page-count="2" meta:paragraph-count="50" meta:word-count="378" meta:character-count="2764" meta:non-whitespace-character-count="2173"/>
  </office:meta>
</office:document-meta>
</file>